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0d9" officeooo:paragraph-rsid="000280d9"/>
    </style:style>
    <style:style style:name="P2" style:family="paragraph" style:parent-style-name="Standard">
      <style:text-properties officeooo:rsid="0003a814" officeooo:paragraph-rsid="0003a814"/>
    </style:style>
    <style:style style:name="P3" style:family="paragraph" style:parent-style-name="Standard">
      <style:text-properties officeooo:rsid="0004389c" officeooo:paragraph-rsid="0004389c"/>
    </style:style>
    <style:style style:name="P4" style:family="paragraph" style:parent-style-name="Standard">
      <style:text-properties officeooo:rsid="0004b313" officeooo:paragraph-rsid="0004b313"/>
    </style:style>
    <style:style style:name="P5" style:family="paragraph" style:parent-style-name="Standard">
      <style:text-properties officeooo:rsid="00067f6f" officeooo:paragraph-rsid="00067f6f"/>
    </style:style>
    <style:style style:name="P6" style:family="paragraph" style:parent-style-name="Standard">
      <style:text-properties officeooo:rsid="00067f6f" officeooo:paragraph-rsid="00079201"/>
    </style:style>
    <style:style style:name="P7" style:family="paragraph" style:parent-style-name="Standard">
      <style:text-properties officeooo:rsid="00079201" officeooo:paragraph-rsid="00079201"/>
    </style:style>
    <style:style style:name="P8" style:family="paragraph" style:parent-style-name="Standard">
      <style:text-properties officeooo:rsid="00079201" officeooo:paragraph-rsid="00091e53"/>
    </style:style>
    <style:style style:name="P9" style:family="paragraph" style:parent-style-name="Standard">
      <style:text-properties officeooo:rsid="000862b4" officeooo:paragraph-rsid="000862b4"/>
    </style:style>
    <style:style style:name="P10" style:family="paragraph" style:parent-style-name="Standard">
      <style:text-properties officeooo:rsid="000862b4" officeooo:paragraph-rsid="00091e53"/>
    </style:style>
    <style:style style:name="T1" style:family="text">
      <style:text-properties officeooo:rsid="00091e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</text:p>
      <text:p text:style-name="P1">This – javascript – like an instance variable – like using pronoun after name John</text:p>
      <text:p text:style-name="P2">prototype – inherits – slide 20 – OOJS</text:p>
      <text:p text:style-name="P3">dont use classes widely (in JS) but we do use functions (as classes)</text:p>
      <text:p text:style-name="P4">slide 11 – other languages (threads/asynchrony are things that work in the background)</text:p>
      <text:p text:style-name="P4">because if its slow computation we dont have to wait 25 seconds to get next functions</text:p>
      <text:p text:style-name="P4"/>
      <text:p text:style-name="P4">callback – This is when a function is passed to function/class!</text:p>
      <text:p text:style-name="P5">Pass function as an argument = callback</text:p>
      <text:p text:style-name="P5"/>
      <text:p text:style-name="P5">1. anon functions – because you dont give it a name – slide 45</text:p>
      <text:p text:style-name="P5">2 named function – create function, then pass it as an argument – slide 46</text:p>
      <text:p text:style-name="P5"/>
      <text:p text:style-name="P5">callback</text:p>
      <text:p text:style-name="P6">take away var name</text:p>
      <text:p text:style-name="P6"/>
      <text:p text:style-name="P6"><text:s/></text:p>
      <text:p text:style-name="P7">sleep is a function that sleeps – ganga leaf loading example</text:p>
      <text:p text:style-name="P9">function inside a function – recursive – make it and call it inside itself (alternatuve to while) – calls itself – generates kind of loop</text:p>
      <text:p text:style-name="P9">fibonnaci – add last two number to current number. Matmorgante.com</text:p>
      <text:p text:style-name="P10">factorial – ruby </text:p>
      <text:p text:style-name="P8"/>
      <text:p text:style-name="P8"><text:span text:style-name="T1">app.js – know how to write – check documentation on reading for js</text:span>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4:37:44.789943658</meta:creation-date>
    <meta:editing-duration>PT59S</meta:editing-duration>
    <meta:editing-cycles>2</meta:editing-cycles>
    <meta:generator>LibreOffice/5.0.5.2$Linux_X86_64 LibreOffice_project/00m0$Build-2</meta:generator>
    <dc:date>2016-04-19T14:38:36.422831892</dc:date>
    <meta:document-statistic meta:table-count="0" meta:image-count="0" meta:object-count="0" meta:page-count="1" meta:paragraph-count="18" meta:word-count="159" meta:character-count="981" meta:non-whitespace-character-count="815"/>
  </office:meta>
</office:document-meta>
</file>